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L1"/>
    <style:style style:name="P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L1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Bell Quiz 1 Part 2 Question 4</text:p>
      <text:p text:style-name="Standard"/>
      <text:list xml:id="list5352919247221477916" text:style-name="L1">
        <text:list-header>
          <text:p text:style-name="P3"/>
        </text:list-header>
      </text:list>
      <text:p text:style-name="Standard"/>
      <text:p text:style-name="P1"><text:span text:style-name="T1"><text:s text:c="8"/>[</text:span><text:span text:style-name="T2">Test</text:span><text:span text:style-name="T1">]</text:span></text:p>
      <text:p text:style-name="P1"><text:span text:style-name="T1"><text:s text:c="8"/></text:span><text:span text:style-name="T3">public</text:span><text:span text:style-name="T1"> </text:span><text:span text:style-name="T3">void</text:span><text:span text:style-name="T1"> TestPlaying()</text:span></text:p>
      <text:p text:style-name="P2"><text:s text:c="8"/>{</text:p>
      <text:p text:style-name="P1"><text:span text:style-name="T1"><text:s text:c="12"/></text:span><text:span text:style-name="T2">Domino</text:span><text:span text:style-name="T1"> d1 = </text:span><text:span text:style-name="T3">new</text:span><text:span text:style-name="T1"> </text:span><text:span text:style-name="T2">Domino</text:span><text:span text:style-name="T1">(1, 2);</text:span></text:p>
      <text:p text:style-name="P1"><text:span text:style-name="T1"><text:s text:c="12"/></text:span><text:span text:style-name="T2">Train</text:span><text:span text:style-name="T1"> t1 = </text:span><text:span text:style-name="T3">new</text:span><text:span text:style-name="T1"> </text:span><text:span text:style-name="T2">Train</text:span><text:span text:style-name="T1">(1);</text:span></text:p>
      <text:p text:style-name="P2"/>
      <text:p text:style-name="P1"><text:span text:style-name="T1"><text:s text:c="12"/></text:span><text:span text:style-name="T3">try</text:span></text:p>
      <text:p text:style-name="P2"><text:s text:c="12"/>{</text:p>
      <text:p text:style-name="P1"><text:span text:style-name="T1"><text:s text:c="16"/></text:span><text:span text:style-name="T3">int</text:span><text:span text:style-name="T1"> i = t1.PlayableValue;</text:span></text:p>
      <text:p text:style-name="P1"><text:span text:style-name="T1"><text:s text:c="16"/></text:span><text:span text:style-name="T2">Assert</text:span><text:span text:style-name="T1">.Fail(</text:span><text:span text:style-name="T4">"PlayableValue should be exception"</text:span><text:span text:style-name="T1">);</text:span></text:p>
      <text:p text:style-name="P2"><text:s text:c="12"/>}</text:p>
      <text:p text:style-name="P1"><text:span text:style-name="T1"><text:s text:c="12"/></text:span><text:span text:style-name="T3">catch</text:span><text:span text:style-name="T1"> {</text:span></text:p>
      <text:p text:style-name="P1"><text:span text:style-name="T1"><text:s text:c="16"/></text:span><text:span text:style-name="T2">Assert</text:span><text:span text:style-name="T1">.Pass();</text:span></text:p>
      <text:p text:style-name="P2"><text:s text:c="12"/>}</text:p>
      <text:p text:style-name="P2"/>
      <text:p text:style-name="P1"><text:span text:style-name="T1"><text:s text:c="12"/></text:span><text:span text:style-name="T2">Assert</text:span><text:span text:style-name="T1">.AreEqual(0, t1.Count);</text:span></text:p>
      <text:p text:style-name="P2"><text:s text:c="12"/>t1.Play(d1);</text:p>
      <text:p text:style-name="P1"><text:span text:style-name="T1"><text:s text:c="12"/></text:span><text:span text:style-name="T2">Assert</text:span><text:span text:style-name="T1">.AreEqual(2, t1.PlayableValue);</text:span></text:p>
      <text:p text:style-name="P1"><text:span text:style-name="T1"><text:s text:c="12"/></text:span><text:span text:style-name="T2">Assert</text:span><text:span text:style-name="T1">.AreEqual(1, t1.Count);</text:span></text:p>
      <text:p text:style-name="P2"/>
      <text:p text:style-name="P2"><text:s text:c="8"/>}</text:p>
      <text:p text:style-name="P2"/>
      <text:p text:style-name="Standard">Two notes –</text:p>
      <text:p text:style-name="Standard"/>
      <text:list xml:id="list35447783" text:continue-numbering="true" text:style-name="L1">
        <text:list-item>
          <text:p text:style-name="P3">I know I would likely want to instantiate the d1 domino and t1 train in a Setup but I wanted to be able to submit just one method.</text:p>
        </text:list-item>
        <text:list-item>
          <text:p text:style-name="P5">I'm going to assume you would have preferred Assert.Throw&lt;Exception&gt;(train); for the exception testing when the playable value is empty, however since I have mine as a property and not a method it wouldn't allow me to use it as an argument so I had to do it through a try/catch block instead although in general I know it's not the best way to do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7-05-04T14:46:12.22</meta:creation-date>
    <dc:date>2017-05-04T15:27:51.85</dc:date>
    <dc:creator>John Bell</dc:creator>
    <meta:editing-duration>PT4M28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2" meta:word-count="145" meta:character-count="1035"/>
  </office:meta>
</office:document-meta>
</file>